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" svg:font-family="SourceCodePr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083in"/>
      <style:text-properties fo:color="#000000" style:font-name="SourceCodePro" fo:font-size="11.25pt" fo:font-weight="normal" fo:background-color="#fffffe"/>
    </style:style>
    <style:style style:name="P2" style:family="paragraph" style:parent-style-name="Standard">
      <style:paragraph-properties style:line-height-at-least="0.2083in"/>
      <style:text-properties fo:color="#008000" style:font-name="SourceCodePro" fo:font-size="11.25pt" fo:font-weight="normal" fo:background-color="#fffffe"/>
    </style:style>
    <style:style style:name="P3" style:family="paragraph" style:parent-style-name="Standard">
      <style:paragraph-properties style:line-height-at-least="0.2083in"/>
    </style:style>
    <style:style style:name="P4" style:family="paragraph" style:parent-style-name="Standard">
      <style:paragraph-properties fo:margin-top="0in" fo:margin-bottom="0.1965in" loext:contextual-spacing="false" style:line-height-at-least="0.2083in"/>
    </style:style>
    <style:style style:name="T1" style:family="text">
      <style:text-properties fo:color="#0000ff"/>
    </style:style>
    <style:style style:name="T2" style:family="text">
      <style:text-properties fo:color="#a31515"/>
    </style:style>
    <style:style style:name="T3" style:family="text">
      <style:text-properties fo:color="#0988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include</text:span> <text:span text:style-name="T1">&lt;</text:span><text:span text:style-name="T2">bits/stdc++.h</text:span><text:span text:style-name="T1">&gt;</text:span></text:p>
      <text:p text:style-name="P3"/>
      <text:p text:style-name="P1"><text:span text:style-name="T1">using</text:span> <text:span text:style-name="T1">namespace</text:span> std;</text:p>
      <text:p text:style-name="P3"/>
      <text:p text:style-name="P1">vector&lt;string&gt; split_string(string);</text:p>
      <text:p text:style-name="P3"/>
      <text:p text:style-name="P2">// Complete the catAndMouse function below.</text:p>
      <text:p text:style-name="P1">string catAndMouse(<text:span text:style-name="T1">int</text:span> x, <text:span text:style-name="T1">int</text:span> y, <text:span text:style-name="T1">int</text:span> z) {</text:p>
      <text:p text:style-name="P4"/>
      <text:p text:style-name="P1"><text:span text:style-name="T1">return</text:span> (abs(x - z) &lt; abs(y - z)) ? <text:span text:style-name="T2">"Cat A"</text:span> : (abs(x - z) &gt; abs(y - z)) ? <text:span text:style-name="T2">"Cat B"</text:span> : <text:span text:style-name="T2">"Mouse C"</text:span>;</text:p>
      <text:p text:style-name="P4"/>
      <text:p text:style-name="P1">}</text:p>
      <text:p text:style-name="P3"/>
      <text:p text:style-name="P1"><text:span text:style-name="T1">int</text:span> main()</text:p>
      <text:p text:style-name="P1">{</text:p>
      <text:p text:style-name="P1">ofstream fout(getenv(<text:span text:style-name="T2">"OUTPUT_PATH"</text:span>));</text:p>
      <text:p text:style-name="P3"/>
      <text:p text:style-name="P1"><text:span text:style-name="T1">int</text:span> q;</text:p>
      <text:p text:style-name="P1">cin &gt;&gt; q;</text:p>
      <text:p text:style-name="P1">cin.ignore(numeric_limits&lt;streamsize&gt;::max(), <text:span text:style-name="T2">'\n'</text:span>);</text:p>
      <text:p text:style-name="P3"/>
      <text:p text:style-name="P1"><text:span text:style-name="T1">for</text:span> (<text:span text:style-name="T1">int</text:span> q_itr = <text:span text:style-name="T3">0</text:span>; q_itr &lt; q; q_itr++) {</text:p>
      <text:p text:style-name="P1">string xyz_temp;</text:p>
      <text:p text:style-name="P1">getline(cin, xyz_temp);</text:p>
      <text:p text:style-name="P3"/>
      <text:p text:style-name="P1">vector&lt;string&gt; xyz = split_string(xyz_temp);</text:p>
      <text:p text:style-name="P3"/>
      <text:p text:style-name="P1"><text:span text:style-name="T1">int</text:span> x = stoi(xyz[<text:span text:style-name="T3">0</text:span>]);</text:p>
      <text:p text:style-name="P3"/>
      <text:p text:style-name="P1"><text:span text:style-name="T1">int</text:span> y = stoi(xyz[<text:span text:style-name="T3">1</text:span>]);</text:p>
      <text:p text:style-name="P3"/>
      <text:p text:style-name="P1"><text:span text:style-name="T1">int</text:span> z = stoi(xyz[<text:span text:style-name="T3">2</text:span>]);</text:p>
      <text:p text:style-name="P3"/>
      <text:p text:style-name="P1">string result = catAndMouse(x, y, z);</text:p>
      <text:p text:style-name="P3"/>
      <text:p text:style-name="P1">fout &lt;&lt; result &lt;&lt; <text:span text:style-name="T2">"\n"</text:span>;</text:p>
      <text:p text:style-name="P1">}</text:p>
      <text:p text:style-name="P3"/>
      <text:p text:style-name="P1">fout.close();</text:p>
      <text:p text:style-name="P3"/>
      <text:p text:style-name="P1"><text:span text:style-name="T1">return</text:span> <text:span text:style-name="T3">0</text:span>;</text:p>
      <text:p text:style-name="P1">}</text:p>
      <text:p text:style-name="P3"/>
      <text:p text:style-name="P1"><text:soft-page-break/>vector&lt;string&gt; split_string(string input_string) {</text:p>
      <text:p text:style-name="P1">string::iterator new_end = unique(input_string.begin(), input_string.end(), [] (<text:span text:style-name="T1">const</text:span> <text:span text:style-name="T1">char</text:span> &amp;x, <text:span text:style-name="T1">const</text:span> <text:span text:style-name="T1">char</text:span> &amp;y) {</text:p>
      <text:p text:style-name="P1"><text:span text:style-name="T1">return</text:span> x == y and x == <text:span text:style-name="T2">' '</text:span>;</text:p>
      <text:p text:style-name="P1">});</text:p>
      <text:p text:style-name="P3"/>
      <text:p text:style-name="P1">input_string.erase(new_end, input_string.end());</text:p>
      <text:p text:style-name="P3"/>
      <text:p text:style-name="P1"><text:span text:style-name="T1">while</text:span> (input_string[input_string.length() - <text:span text:style-name="T3">1</text:span>] == <text:span text:style-name="T2">' '</text:span>) {</text:p>
      <text:p text:style-name="P1">input_string.pop_back();</text:p>
      <text:p text:style-name="P1">}</text:p>
      <text:p text:style-name="P3"/>
      <text:p text:style-name="P1">vector&lt;string&gt; splits;</text:p>
      <text:p text:style-name="P1"><text:span text:style-name="T1">char</text:span> delimiter = <text:span text:style-name="T2">' '</text:span>;</text:p>
      <text:p text:style-name="P3"/>
      <text:p text:style-name="P1">size_t i = <text:span text:style-name="T3">0</text:span>;</text:p>
      <text:p text:style-name="P1">size_t pos = input_string.find(delimiter);</text:p>
      <text:p text:style-name="P3"/>
      <text:p text:style-name="P1"><text:span text:style-name="T1">while</text:span> (pos != string::npos) {</text:p>
      <text:p text:style-name="P1">splits.push_back(input_string.substr(i, pos - i));</text:p>
      <text:p text:style-name="P3"/>
      <text:p text:style-name="P1">i = pos + <text:span text:style-name="T3">1</text:span>;</text:p>
      <text:p text:style-name="P1">pos = input_string.find(delimiter, i);</text:p>
      <text:p text:style-name="P1">}</text:p>
      <text:p text:style-name="P3"/>
      <text:p text:style-name="P1">splits.push_back(input_string.substr(i, min(pos, input_string.length()) - i + <text:span text:style-name="T3">1</text:span>));</text:p>
      <text:p text:style-name="P3"/>
      <text:p text:style-name="P1"><text:span text:style-name="T1">return</text:span> splits;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" svg:font-family="SourceCodePr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7:02:22.331309787</meta:creation-date>
    <dc:date>2020-01-21T17:02:50.498447658</dc:date>
    <meta:editing-duration>PT29S</meta:editing-duration>
    <meta:editing-cycles>1</meta:editing-cycles>
    <meta:document-statistic meta:table-count="0" meta:image-count="0" meta:object-count="0" meta:page-count="2" meta:paragraph-count="46" meta:word-count="188" meta:character-count="1289" meta:non-whitespace-character-count="1147"/>
    <meta:generator>LibreOffice/5.1.6.2$Linux_X86_64 LibreOffice_project/10m0$Build-2</meta:generator>
  </office:meta>
</office:document-meta>
</file>